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D000000A1CD529A2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cc" draw:fill="solid" draw:fill-color="#dddddd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52cm" svg:height="12.176cm" svg:x="5.848cm" svg:y="0cm">
          <draw:image xlink:href="Pictures/100000000000007D000000A1CD529A27.png" xlink:type="simple" xlink:show="embed" xlink:actuate="onLoad">
            <text:p/>
          </draw:image>
        </draw:frame>
        <draw:custom-shape draw:style-name="gr2" draw:text-style-name="P1" draw:layer="layout" svg:width="2.1cm" svg:height="0.6cm" svg:x="9.3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cm" fo:page-height="11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2:51:14.045000000</meta:creation-date>
    <dc:date>2015-03-26T15:51:13.883000000</dc:date>
    <meta:editing-duration>PT1M7S</meta:editing-duration>
    <meta:editing-cycles>2</meta:editing-cycles>
    <meta:generator>LibreOffice/4.3.2.2$Windows_x86 LibreOffice_project/edfb5295ba211bd31ad47d0bad0118690f76407d</meta:generator>
    <meta:document-statistic meta:object-count="2"/>
  </office:meta>
</office:document-meta>
</file>